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ait</text:h>
      <text:p text:style-name="Text_20_body">Es existiert bereits das Schlüsselwort „sleep“, welches die native Funktion „TriggerSleepAction“ nachahmt.</text:p>
      <text:p text:style-name="Text_20_body">Nun soll noch das Schlüsselwort „wait“, welches in Spielzeit und auch synchron wartet (das heißt auch bei Pausierungen des Spiels wird angehalten).</text:p>
      <text:p text:style-name="Text_20_body">Dem „wait“-Schlüsselwort folgt ebenfalls ein Fließkommazahlenausdruck. Bei der Kompilierung wird vor jeder Wait-Anweisung der Zustand der Funktion mit dem Schlüssel eines neu erzeugten Zeitgebers gespeichert.</text:p>
      <text:p text:style-name="Text_20_body">Mit Zustand sind sämtliche lokale Variablen gemeint.</text:p>
      <text:p text:style-name="Text_20_body">Alle Teile zwischen bzw. nach „wait“-Anweisungen werden auf separate Funktionen aufgeteilt, die die entsprechenden Daten aus ihrem ablaufenden Zeitgeber laden.</text:p>
      <text:p text:style-name="Text_20_body">Dabei muss garantiert sein, dass auch Ereignisdaten korrekt übergeben werden. Wird also eine „wait“-Anweisung ausgeführt, bricht die Funktion ab, startet einen Zeitgeber mit dem angegebenen Intervall und ruft beim Ablauf den Funktionsteil auf, in welchem die Daten geladen werden.</text:p>
      <text:p text:style-name="Text_20_body">Bei mehreren „wait“-Anweisungen entsteht so eine verschachtelung von Zeitgeberaufrufen.</text:p>
      <text:p text:style-name="Text_20_body">Hinweis „executewait“ hat große Ähnlichkeit mit dieser Funktionalität. „executewait“ wird jedoch benötigt, damit die Funktion nach dem Aufruf weiterlaufen kann.</text:p>
      <text:p text:style-name="Text_20_body">„wait“ sollte z. B. bei Videosequenzen verwendet werden.</text:p>
      <text:p text:style-name="Text_20_body">„TriggerSleepAction“ braucht anscheinend eine Mindestlaufzeit von 0,25 Sekunden. Daher sollten Anweisungen mit kleineren Literalen oder Werten zur Laufzeit und nach Möglichkeit auch zur Kompilierzeit die Ausgabe einer Warnung verursa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4T11:33:04.09</meta:creation-date>
    <meta:generator>OpenOffice.org/3.1$Win32 OpenOffice.org_project/310m11$Build-9399</meta:generator>
    <dc:date>2010-06-14T13:38:44.27</dc:date>
    <meta:editing-duration>PT01H00M22S</meta:editing-duration>
    <meta:editing-cycles>7</meta:editing-cycles>
    <meta:document-statistic meta:table-count="0" meta:image-count="0" meta:object-count="0" meta:page-count="1" meta:paragraph-count="11" meta:word-count="203" meta:character-count="1497"/>
  </office:meta>
</office:document-meta>
</file>